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3.8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3cm" svg:height="5cm" svg:x="4.5cm" svg:y="11cm">
          <text:p text:style-name="P2"/>
        </draw:rect>
        <draw:line draw:style-name="gr1" draw:text-style-name="P1" draw:layer="layout" svg:x1="2cm" svg:y1="15cm" svg:x2="20cm" svg:y2="15cm">
          <text:p text:style-name="P2"/>
        </draw:line>
        <draw:frame draw:style-name="gr2" draw:text-style-name="P2" draw:layer="layout" svg:width="7.5cm" svg:height="0.963cm" svg:x="4.5cm" svg:y="9.037cm">
          <draw:text-box>
            <text:p text:style-name="P2">FontMetrics fm;</text:p>
          </draw:text-box>
        </draw:frame>
        <draw:circle draw:style-name="gr3" draw:text-style-name="P1" draw:layer="layout" svg:width="1cm" svg:height="1cm" svg:x="4cm" svg:y="14.5cm">
          <text:p text:style-name="P2"/>
        </draw:circle>
        <draw:frame draw:style-name="gr4" draw:text-style-name="P3" draw:layer="layout" svg:width="2.526cm" svg:height="1.377cm" svg:x="4.6cm" svg:y="13.323cm">
          <draw:text-box>
            <text:p text:style-name="P3">(x,y)</text:p>
          </draw:text-box>
        </draw:frame>
        <draw:line draw:style-name="gr5" draw:text-style-name="P1" draw:layer="layout" svg:x1="3cm" svg:y1="15cm" svg:x2="3cm" svg:y2="11cm">
          <text:p text:style-name="P2"/>
        </draw:line>
        <draw:frame draw:style-name="gr6" draw:text-style-name="P2" draw:layer="layout" svg:width="3.254cm" svg:height="1.463cm" draw:transform="rotate (1.5707963267946) translate (1.537cm 14.754cm)">
          <draw:text-box>
            <text:p text:style-name="P2">fm.ascent</text:p>
          </draw:text-box>
        </draw:frame>
        <draw:line draw:style-name="gr5" draw:text-style-name="P1" draw:layer="layout" svg:x1="3cm" svg:y1="15cm" svg:x2="3cm" svg:y2="16cm">
          <text:p text:style-name="P2"/>
        </draw:line>
        <draw:frame draw:style-name="gr4" draw:layer="layout" svg:width="3.605cm" svg:height="0.963cm" draw:transform="rotate (1.5707963267946) translate (1.537cm 18.605cm)">
          <draw:text-box>
            <text:p text:style-name="P2">fm.desc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Damien Coraboeuf</meta:initial-creator>
    <meta:creation-date>2006-11-22T12:10:26</meta:creation-date>
    <dc:creator>Damien Coraboeuf</dc:creator>
    <dc:date>2006-11-22T12:14:46</dc:date>
    <dc:language>fr-FR</dc:language>
    <meta:editing-cycles>5</meta:editing-cycles>
    <meta:editing-duration>PT4M2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